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15in" svg:height="4.9252in" svg:x="0.1949in" svg:y="3.2626in">
            <draw:object draw:notify-on-update-of-ranges="Sheet1.D2:Sheet1.D17 Sheet1.E1:Sheet1.E1 Sheet1.E2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957in" svg:height="5.1161in" svg:x="8.0453in" svg:y="3.1976in">
            <draw:object draw:notify-on-update-of-ranges="Sheet1.H2:Sheet1.H7 Sheet1.I1:Sheet1.I1 Sheet1.I2:Sheet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5" table:default-cell-style-name="Default"/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table:style-name="ce2" office:value-type="string" calcext:value-type="string">
            <text:p>sn2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eye_volt, v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eye_volt, v 0.75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00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1.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3.0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53" calcext:value-type="float">
            <text:p>0.453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23" calcext:value-type="float">
            <text:p>0.023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84" calcext:value-type="float">
            <text:p>0.9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034" calcext:value-type="float">
            <text:p>1.034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029" calcext:value-type="float">
            <text:p>0.029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152" calcext:value-type="float">
            <text:p>1.152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028" calcext:value-type="float">
            <text:p>0.028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24" calcext:value-type="float">
            <text:p>0.92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1.249" calcext:value-type="float">
            <text:p>1.249</text:p>
          </table:table-cell>
          <table:table-cell office:value-type="float" office:value="0.022" calcext:value-type="float">
            <text:p>0.02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018" calcext:value-type="float">
            <text:p>1.018</text:p>
          </table:table-cell>
          <table:table-cell table:style-name="ce2" office:value-type="float" office:value="0.021" calcext:value-type="float">
            <text:p>0.021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374" calcext:value-type="float">
            <text:p>1.374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955" calcext:value-type="float">
            <text:p>1.955</text:p>
          </table:table-cell>
          <table:table-cell table:style-name="ce2" office:value-type="float" office:value="0.032" calcext:value-type="float">
            <text:p>0.032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416" calcext:value-type="float">
            <text:p>1.416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96" calcext:value-type="float">
            <text:p>0.796</text:p>
          </table:table-cell>
          <table:table-cell table:style-name="ce2"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024" calcext:value-type="float">
            <text:p>2.024</text:p>
          </table:table-cell>
          <table:table-cell table:style-name="ce2" office:value-type="float" office:value="0.035" calcext:value-type="float">
            <text:p>0.035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801" calcext:value-type="float">
            <text:p>1.801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048" calcext:value-type="float">
            <text:p>1.048</text:p>
          </table:table-cell>
          <table:table-cell table:style-name="ce2" office:value-type="float" office:value="0.046" calcext:value-type="float">
            <text:p>0.046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0.044" calcext:value-type="float">
            <text:p>0.044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557" calcext:value-type="float">
            <text:p>1.557</text:p>
          </table:table-cell>
          <table:table-cell table:style-name="ce2" office:value-type="float" office:value="0.063" calcext:value-type="float">
            <text:p>0.063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0.062" calcext:value-type="float">
            <text:p>0.06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73" calcext:value-type="float">
            <text:p>1.17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59" calcext:value-type="float">
            <text:p>1.25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55" calcext:value-type="float">
            <text:p>1.35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391" calcext:value-type="float">
            <text:p>1.39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.16" calcext:value-type="float">
            <text:p>2.1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table:number-columns-repeated="20"/>
        </table:table-row>
        <table:table-row table:style-name="ro1" table:number-rows-repeated="104855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G1:Sheet1.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51:35.038326643</meta:creation-date>
    <meta:generator>LibreOffice/7.3.7.2$Linux_X86_64 LibreOffice_project/30$Build-2</meta:generator>
    <dc:date>2025-01-16T03:50:48.608057352</dc:date>
    <meta:editing-duration>PT29M4S</meta:editing-duration>
    <meta:editing-cycles>11</meta:editing-cycles>
    <meta:document-statistic meta:table-count="1" meta:cell-count="1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1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413cm" svg:y="0.386cm" chart:style-name="ch2">
          <text:p>IR Sensor #2 Characteristic</text:p>
        </chart:title>
        <chart:subtitle svg:x="8.186cm" svg:y="1.415cm" chart:style-name="ch3">
          <text:p>Vcc = 3.3 v</text:p>
        </chart:subtitle>
        <chart:legend chart:legend-position="end" svg:x="2.822cm" svg:y="2.19cm" style:legend-expansion="custom" svg:width="4.706cm" svg:height="1.523cm" style:legend-expansion-aspect-ratio="3.08995403808273" chart:style-name="ch4"/>
        <chart:plot-area chart:style-name="ch5" table:cell-range-address="Sheet1.D2:Sheet1.E17 Sheet1.E1:Sheet1.E1" chart:data-source-has-labels="row" svg:x="1.651cm" svg:y="1.868cm" svg:width="16.645cm" svg:height="10.281cm">
          <chart:coordinate-region svg:x="2.378cm" svg:y="2.067cm" svg:width="15.678cm" svg:height="9.435cm"/>
          <chart:axis chart:dimension="x" chart:name="primary-x" chart:style-name="ch6">
            <chart:title svg:x="8.791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33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E2:Sheet1.E17" chart:label-cell-address="Sheet1.E1:Sheet1.E1" chart:class="chart:scatter">
            <chart:domain table:cell-range-address="Sheet1.D2:Sheet1.D17"/>
            <chart:regression-curve chart:style-name="ch12">
              <chart:equation chart:display-equation="true" chart:display-r-square="true" svg:x="12.523cm" svg:y="4.419cm" chart:style-name="ch13"/>
            </chart:regression-curve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ye_volt, 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  <table:table-cell office:value-type="float" office:value="0.895">
                <text:p>0.895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1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04cm" svg:height="12.996cm" xlink:href=".." xlink:type="simple" chart:class="chart:scatter" chart:style-name="ch1">
        <chart:title svg:x="9.074cm" svg:y="0.395cm" chart:style-name="ch2">
          <text:p>IR Sensor #2 Sensitivity</text:p>
        </chart:title>
        <chart:subtitle svg:x="9.233cm" svg:y="1.433cm" chart:style-name="ch3">
          <text:p>0.75 inches Tip From Skin</text:p>
        </chart:subtitle>
        <chart:legend chart:legend-position="end" svg:x="2.34cm" svg:y="2.672cm" style:legend-expansion="custom" svg:width="6.039cm" svg:height="1.096cm" style:legend-expansion-aspect-ratio="5.51003649635037" chart:style-name="ch4"/>
        <chart:plot-area chart:style-name="ch5" table:cell-range-address="Sheet1.H2:Sheet1.I7 Sheet1.I1:Sheet1.I1" chart:data-source-has-labels="row" svg:x="1.472cm" svg:y="2.293cm" svg:width="21.266cm" svg:height="9.461cm">
          <chart:coordinate-region svg:x="2.199cm" svg:y="2.492cm" svg:width="20.299cm" svg:height="8.615cm"/>
          <chart:axis chart:dimension="x" chart:name="primary-x" chart:style-name="ch6">
            <chart:title svg:x="11.624cm" svg:y="12.013cm" chart:style-name="ch7">
              <text:p>Vcc, v</text:p>
            </chart:title>
          </chart:axis>
          <chart:axis chart:dimension="y" chart:name="primary-y" chart:style-name="ch8">
            <chart:title svg:x="0.45cm" svg:y="7.848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I2:Sheet1.I7" chart:label-cell-address="Sheet1.I1:Sheet1.I1" chart:class="chart:scatter">
            <chart:domain table:cell-range-address="Sheet1.H2:Sheet1.H7"/>
            <chart:regression-curve chart:style-name="ch12">
              <chart:equation chart:display-equation="true" chart:display-r-square="true" svg:x="14.999cm" svg:y="5.616cm" chart:style-name="ch13"/>
            </chart:regression-curve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ye_volt, v 0.75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H2:Sheet1.H7</svg:desc>
                </draw:g>
              </table:table-cell>
              <table:table-cell office:value-type="float" office:value="0.895">
                <text:p>0.895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